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x itera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78" calcext:value-type="float">
            <text:p>0.4878</text:p>
          </table:table-cell>
          <table:table-cell office:value-type="float" office:value="72.9166" calcext:value-type="float">
            <text:p>72.91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639" calcext:value-type="float">
            <text:p>0.9639</text:p>
          </table:table-cell>
          <table:table-cell office:value-type="float" office:value="70.8333" calcext:value-type="float">
            <text:p>70.8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631" calcext:value-type="float">
            <text:p>1.3631</text:p>
          </table:table-cell>
          <table:table-cell office:value-type="float" office:value="83.3333" calcext:value-type="float">
            <text:p>83.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775" calcext:value-type="float">
            <text:p>1.8775</text:p>
          </table:table-cell>
          <table:table-cell office:value-type="float" office:value="81.25" calcext:value-type="float">
            <text:p>81.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86" calcext:value-type="float">
            <text:p>2.286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4204" calcext:value-type="float">
            <text:p>4.4204</text:p>
          </table:table-cell>
          <table:table-cell office:value-type="float" office:value="77.0833" calcext:value-type="float">
            <text:p>77.08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.5246" calcext:value-type="float">
            <text:p>22.5246</text:p>
          </table:table-cell>
          <table:table-cell office:value-type="float" office:value="81.25" calcext:value-type="float">
            <text:p>81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4.7603" calcext:value-type="float">
            <text:p>44.7603</text:p>
          </table:table-cell>
          <table:table-cell office:value-type="float" office:value="79.1666" calcext:value-type="float">
            <text:p>79.1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53:30.315174785</meta:creation-date>
    <meta:generator>LibreOffice/5.1.4.2$Linux_X86_64 LibreOffice_project/10m0$Build-2</meta:generator>
    <dc:date>2017-02-22T14:04:28.171191283</dc:date>
    <meta:editing-duration>PT10M56S</meta:editing-duration>
    <meta:editing-cycles>4</meta:editing-cycles>
    <meta:document-statistic meta:table-count="1" meta:cell-count="27" meta:object-count="0"/>
  </office:meta>
</office:document-meta>
</file>